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56cm"/>
    </style:style>
    <style:style style:name="co3" style:family="table-column">
      <style:table-column-properties fo:break-before="auto" style:column-width="5.114cm"/>
    </style:style>
    <style:style style:name="co5" style:family="table-column">
      <style:table-column-properties fo:break-before="auto" style:column-width="5.445cm"/>
    </style:style>
    <style:style style:name="co6" style:family="table-column">
      <style:table-column-properties fo:break-before="auto" style:column-width="4.919cm"/>
    </style:style>
    <style:style style:name="co7" style:family="table-column">
      <style:table-column-properties fo:break-before="auto" style:column-width="5.279cm"/>
    </style:style>
    <style:style style:name="co8" style:family="table-column">
      <style:table-column-properties fo:break-before="auto" style:column-width="3.067cm"/>
    </style:style>
    <style:style style:name="co9" style:family="table-column">
      <style:table-column-properties fo:break-before="auto" style:column-width="7.849cm"/>
    </style:style>
    <style:style style:name="co10" style:family="table-column">
      <style:table-column-properties fo:break-before="auto" style:column-width="4.202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dc230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cc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950e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2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4" table:number-columns-repeated="2" table:default-cell-style-name="ce1"/>
        <table:table-column table:style-name="co10" table:default-cell-style-name="ce1"/>
        <table:table-row table:style-name="ro2">
          <table:table-cell table:number-columns-repeated="5"/>
          <table:table-cell table:style-name="ce6" office:value-type="string">
            <text:p>La cryptographie polyalphabétique : le carré de vigenère</text:p>
          </table:table-cell>
          <table:table-cell table:number-columns-repeated="7"/>
        </table:table-row>
        <table:table-row table:style-name="ro3">
          <table:table-cell table:style-name="ce2" office:value-type="string">
            <text:p>clef</text:p>
          </table:table-cell>
          <table:table-cell office:value-type="string">
            <text:p>bonjour</text:p>
          </table:table-cell>
          <table:table-cell office:value-type="string">
            <text:p>clef de sept caractères</text:p>
          </table:table-cell>
          <table:table-cell table:number-columns-repeated="10"/>
        </table:table-row>
        <table:table-row table:style-name="ro4">
          <table:table-cell table:style-name="ce2" office:value-type="string">
            <text:p>modulo</text:p>
          </table:table-cell>
          <table:table-cell office:value-type="float" office:value="256">
            <text:p>256</text:p>
          </table:table-cell>
          <table:table-cell table:number-columns-repeated="11"/>
        </table:table-row>
        <table:table-row table:style-name="ro4">
          <table:table-cell table:style-name="ce2" office:value-type="string">
            <text:p>décalage de l'aphabet</text:p>
          </table:table-cell>
          <table:table-cell office:value-type="float" office:value="97">
            <text:p>97</text:p>
          </table:table-cell>
          <table:table-cell table:number-columns-repeated="11"/>
        </table:table-row>
        <table:table-row table:style-name="ro3">
          <table:table-cell table:style-name="ce2" office:value-type="string">
            <text:p>méssage à coder</text:p>
          </table:table-cell>
          <table:table-cell table:style-name="ce4" office:value-type="string">
            <text:p>toto va à la pèche. </text:p>
          </table:table-cell>
          <table:table-cell table:style-name="ce5" office:value-type="string">
            <text:p>message de vingt caratères</text:p>
          </table:table-cell>
          <table:table-cell table:style-name="ce4"/>
          <table:table-cell office:value-type="string">
            <text:p>de vingt caractères</text:p>
          </table:table-cell>
          <table:table-cell table:number-columns-repeated="8"/>
        </table:table-row>
        <table:table-row table:style-name="ro4">
          <table:table-cell table:style-name="ce2" office:value-type="string">
            <text:p>méssage codé</text:p>
          </table:table-cell>
          <table:table-cell table:style-name="ce3" table:formula="of:=CONCATENATE( [.H11];[.H12];[.H13];[.H14];[.H15]; [.H16];[.H17];[.H18];[.H19];[.H20]; [.H21];[.H22];[.H23];[.H24];[.H25]; [.H26];[.H27];[.H28];[.H29];[.H30])" office:value-type="string" office:string-value="ÖÞâÙďëÓĂŏĎÖÐĕâŊÒÖÏĕ">
            <text:p>ÖÞâÙďëÓĂŏĎÖÐĕâŊÒÖÏĕ</text:p>
          </table:table-cell>
          <table:table-cell table:style-name="ce3" table:number-columns-repeated="2"/>
          <table:table-cell table:number-columns-repeated="9"/>
        </table:table-row>
        <table:table-row table:style-name="ro4">
          <table:table-cell table:style-name="ce2" office:value-type="string">
            <text:p>méssage décodé</text:p>
          </table:table-cell>
          <table:table-cell table:style-name="ce3" table:formula="of:=CONCATENATE( [.M11];[.M12];[.M13];[.M14];[.M15]; [.M16];[.M17];[.M18];[.M19];[.M20]; [.M21];[.M22];[.M23];[.M24];[.M25]; [.M26];[.M27];[.M28];[.M29];[.M30] )" office:value-type="string" office:string-value="toto va à la pècheĮ ">
            <text:p>toto va à la pècheĮ </text:p>
          </table:table-cell>
          <table:table-cell table:style-name="ce3" table:number-columns-repeated="2"/>
          <table:table-cell table:number-columns-repeated="9"/>
        </table:table-row>
        <table:table-row table:style-name="ro6">
          <table:table-cell table:style-name="Default" table:number-columns-repeated="2"/>
          <table:table-cell table:number-columns-repeated="11"/>
        </table:table-row>
        <table:table-row table:style-name="ro6">
          <table:table-cell/>
          <table:table-cell table:style-name="Default"/>
          <table:table-cell table:number-columns-repeated="11"/>
        </table:table-row>
        <table:table-row table:style-name="ro3">
          <table:table-cell table:style-name="ce3" office:value-type="string">
            <text:p>numéro du caractére</text:p>
          </table:table-cell>
          <table:table-cell table:style-name="ce3" office:value-type="string">
            <text:p>décomposition de la chaine</text:p>
          </table:table-cell>
          <table:table-cell table:style-name="ce3" office:value-type="string">
            <text:p>numérisation du méssage</text:p>
          </table:table-cell>
          <table:table-cell table:style-name="ce3" office:value-type="string">
            <text:p>Décomposition de la clef</text:p>
          </table:table-cell>
          <table:table-cell table:style-name="ce3" office:value-type="string">
            <text:p>valeur numérique de la clef</text:p>
          </table:table-cell>
          <table:table-cell table:style-name="ce3" office:value-type="string">
            <text:p>décalage</text:p>
          </table:table-cell>
          <table:table-cell table:style-name="ce3" office:value-type="string">
            <text:p>modulo</text:p>
          </table:table-cell>
          <table:table-cell table:style-name="ce3" office:value-type="string">
            <text:p>méssage codé</text:p>
          </table:table-cell>
          <table:table-cell table:style-name="ce7" office:value-type="string">
            <text:p>Décodage</text:p>
          </table:table-cell>
          <table:table-cell table:style-name="ce7" office:value-type="string">
            <text:p>numérisation du méssage codé</text:p>
          </table:table-cell>
          <table:table-cell table:style-name="ce3" office:value-type="string">
            <text:p>décalage</text:p>
          </table:table-cell>
          <table:table-cell table:style-name="ce3" office:value-type="string">
            <text:p>modulo</text:p>
          </table:table-cell>
          <table:table-cell table:style-name="ce3" office:value-type="string">
            <text:p>méssage décodé</text:p>
          </table:table-cell>
        </table:table-row>
        <table:table-row table:style-name="ro6">
          <table:table-cell office:value-type="float" office:value="1">
            <text:p>1</text:p>
          </table:table-cell>
          <table:table-cell table:formula="of:=MID([.$B$5];[.A11];1)" office:value-type="string" office:string-value="t">
            <text:p>t</text:p>
          </table:table-cell>
          <table:table-cell table:formula="of:=IF(UNICODE([.B11])=32;&quot;160&quot;;UNICODE([.B11]))" office:value-type="float" office:value="116">
            <text:p>116</text:p>
          </table:table-cell>
          <table:table-cell table:formula="of:=MID([.$B$2];[.$A$11];1)" office:value-type="string" office:string-value="b">
            <text:p>b</text:p>
          </table:table-cell>
          <table:table-cell table:formula="of:=UNICODE([.D11])" office:value-type="float" office:value="98">
            <text:p>98</text:p>
          </table:table-cell>
          <table:table-cell table:formula="of:=[.E11]+[.C11]-[.$B$4]" office:value-type="float" office:value="117">
            <text:p>117</text:p>
          </table:table-cell>
          <table:table-cell table:formula="of:=97+MOD([.F11];[.$B$3])" office:value-type="float" office:value="214">
            <text:p>214</text:p>
          </table:table-cell>
          <table:table-cell table:formula="of:=UNICHAR([.G11])" office:value-type="string" office:string-value="Ö">
            <text:p>Ö</text:p>
          </table:table-cell>
          <table:table-cell table:formula="of:=MID([.$B$6];[.A11];1)" office:value-type="string" office:string-value="Ö">
            <text:p>Ö</text:p>
          </table:table-cell>
          <table:table-cell table:formula="of:=UNICODE([.I11])" office:value-type="float" office:value="214">
            <text:p>214</text:p>
          </table:table-cell>
          <table:table-cell table:style-name="ce8" table:formula="of:=-[.E11]+[.J11]-[.$B$4]" office:value-type="float" office:value="19">
            <text:p>19</text:p>
          </table:table-cell>
          <table:table-cell table:formula="of:=97+MOD([.K11];[.$B$3])" office:value-type="float" office:value="116">
            <text:p>116</text:p>
          </table:table-cell>
          <table:table-cell table:formula="of:=UNICHAR([.L11])" office:value-type="string" office:string-value="t">
            <text:p>t</text:p>
          </table:table-cell>
        </table:table-row>
        <table:table-row table:style-name="ro6">
          <table:table-cell office:value-type="float" office:value="2">
            <text:p>2</text:p>
          </table:table-cell>
          <table:table-cell table:formula="of:=MID([.$B$5];[.A12];1)" office:value-type="string" office:string-value="o">
            <text:p>o</text:p>
          </table:table-cell>
          <table:table-cell table:formula="of:=IF(UNICODE([.B12])=32;&quot;160&quot;;UNICODE([.B12]))" office:value-type="float" office:value="111">
            <text:p>111</text:p>
          </table:table-cell>
          <table:table-cell table:formula="of:=MID([.$B$2];[.$A$12];1)" office:value-type="string" office:string-value="o">
            <text:p>o</text:p>
          </table:table-cell>
          <table:table-cell table:formula="of:=UNICODE([.D12])" office:value-type="float" office:value="111">
            <text:p>111</text:p>
          </table:table-cell>
          <table:table-cell table:formula="of:=[.E12]+[.C12]-[.$B$4]" office:value-type="float" office:value="125">
            <text:p>125</text:p>
          </table:table-cell>
          <table:table-cell table:formula="of:=97+MOD([.F12];[.$B$3])" office:value-type="float" office:value="222">
            <text:p>222</text:p>
          </table:table-cell>
          <table:table-cell table:formula="of:=UNICHAR([.G12])" office:value-type="string" office:string-value="Þ">
            <text:p>Þ</text:p>
          </table:table-cell>
          <table:table-cell table:formula="of:=MID([.$B$6];[.A12];1)" office:value-type="string" office:string-value="Þ">
            <text:p>Þ</text:p>
          </table:table-cell>
          <table:table-cell table:formula="of:=UNICODE([.I12])" office:value-type="float" office:value="222">
            <text:p>222</text:p>
          </table:table-cell>
          <table:table-cell table:style-name="ce8" table:formula="of:=-[.E12]+[.J12]-[.$B$4]" office:value-type="float" office:value="14">
            <text:p>14</text:p>
          </table:table-cell>
          <table:table-cell table:formula="of:=97+MOD([.K12];[.$B$3])" office:value-type="float" office:value="111">
            <text:p>111</text:p>
          </table:table-cell>
          <table:table-cell table:formula="of:=UNICHAR([.L12])" office:value-type="string" office:string-value="o">
            <text:p>o</text:p>
          </table:table-cell>
        </table:table-row>
        <table:table-row table:style-name="ro6">
          <table:table-cell office:value-type="float" office:value="3">
            <text:p>3</text:p>
          </table:table-cell>
          <table:table-cell table:formula="of:=MID([.$B$5];[.A13];1)" office:value-type="string" office:string-value="t">
            <text:p>t</text:p>
          </table:table-cell>
          <table:table-cell table:formula="of:=IF(UNICODE([.B13])=32;&quot;160&quot;;UNICODE([.B13]))" office:value-type="float" office:value="116">
            <text:p>116</text:p>
          </table:table-cell>
          <table:table-cell table:formula="of:=MID([.$B$2];[.$A$13];1)" office:value-type="string" office:string-value="n">
            <text:p>n</text:p>
          </table:table-cell>
          <table:table-cell table:formula="of:=UNICODE([.D13])" office:value-type="float" office:value="110">
            <text:p>110</text:p>
          </table:table-cell>
          <table:table-cell table:formula="of:=[.E13]+[.C13]-[.$B$4]" office:value-type="float" office:value="129">
            <text:p>129</text:p>
          </table:table-cell>
          <table:table-cell table:formula="of:=97+MOD([.F13];[.$B$3])" office:value-type="float" office:value="226">
            <text:p>226</text:p>
          </table:table-cell>
          <table:table-cell table:formula="of:=UNICHAR([.G13])" office:value-type="string" office:string-value="â">
            <text:p>â</text:p>
          </table:table-cell>
          <table:table-cell table:formula="of:=MID([.$B$6];[.A13];1)" office:value-type="string" office:string-value="â">
            <text:p>â</text:p>
          </table:table-cell>
          <table:table-cell table:formula="of:=UNICODE([.I13])" office:value-type="float" office:value="226">
            <text:p>226</text:p>
          </table:table-cell>
          <table:table-cell table:style-name="ce8" table:formula="of:=-[.E13]+[.J13]-[.$B$4]" office:value-type="float" office:value="19">
            <text:p>19</text:p>
          </table:table-cell>
          <table:table-cell table:formula="of:=97+MOD([.K13];[.$B$3])" office:value-type="float" office:value="116">
            <text:p>116</text:p>
          </table:table-cell>
          <table:table-cell table:formula="of:=UNICHAR([.L13])" office:value-type="string" office:string-value="t">
            <text:p>t</text:p>
          </table:table-cell>
        </table:table-row>
        <table:table-row table:style-name="ro6">
          <table:table-cell office:value-type="float" office:value="4">
            <text:p>4</text:p>
          </table:table-cell>
          <table:table-cell table:formula="of:=MID([.$B$5];[.A14];1)" office:value-type="string" office:string-value="o">
            <text:p>o</text:p>
          </table:table-cell>
          <table:table-cell table:formula="of:=IF(UNICODE([.B14])=32;&quot;160&quot;;UNICODE([.B14]))" office:value-type="float" office:value="111">
            <text:p>111</text:p>
          </table:table-cell>
          <table:table-cell table:formula="of:=MID([.$B$2];[.$A$14];1)" office:value-type="string" office:string-value="j">
            <text:p>j</text:p>
          </table:table-cell>
          <table:table-cell table:formula="of:=UNICODE([.D14])" office:value-type="float" office:value="106">
            <text:p>106</text:p>
          </table:table-cell>
          <table:table-cell table:formula="of:=[.E14]+[.C14]-[.$B$4]" office:value-type="float" office:value="120">
            <text:p>120</text:p>
          </table:table-cell>
          <table:table-cell table:formula="of:=97+MOD([.F14];[.$B$3])" office:value-type="float" office:value="217">
            <text:p>217</text:p>
          </table:table-cell>
          <table:table-cell table:formula="of:=UNICHAR([.G14])" office:value-type="string" office:string-value="Ù">
            <text:p>Ù</text:p>
          </table:table-cell>
          <table:table-cell table:formula="of:=MID([.$B$6];[.A14];1)" office:value-type="string" office:string-value="Ù">
            <text:p>Ù</text:p>
          </table:table-cell>
          <table:table-cell table:formula="of:=UNICODE([.I14])" office:value-type="float" office:value="217">
            <text:p>217</text:p>
          </table:table-cell>
          <table:table-cell table:style-name="ce8" table:formula="of:=-[.E14]+[.J14]-[.$B$4]" office:value-type="float" office:value="14">
            <text:p>14</text:p>
          </table:table-cell>
          <table:table-cell table:formula="of:=97+MOD([.K14];[.$B$3])" office:value-type="float" office:value="111">
            <text:p>111</text:p>
          </table:table-cell>
          <table:table-cell table:formula="of:=UNICHAR([.L14])" office:value-type="string" office:string-value="o">
            <text:p>o</text:p>
          </table:table-cell>
        </table:table-row>
        <table:table-row table:style-name="ro6">
          <table:table-cell office:value-type="float" office:value="5">
            <text:p>5</text:p>
          </table:table-cell>
          <table:table-cell table:formula="of:=MID([.$B$5];[.A15];1)" office:value-type="string" office:string-value=" ">
            <text:p><text:s/></text:p>
          </table:table-cell>
          <table:table-cell table:formula="of:=IF(UNICODE([.B15])=32;&quot;160&quot;;UNICODE([.B15]))" office:value-type="string" office:string-value="160">
            <text:p>160</text:p>
          </table:table-cell>
          <table:table-cell table:formula="of:=MID([.$B$2];[.$A$15];1)" office:value-type="string" office:string-value="o">
            <text:p>o</text:p>
          </table:table-cell>
          <table:table-cell table:formula="of:=UNICODE([.D15])" office:value-type="float" office:value="111">
            <text:p>111</text:p>
          </table:table-cell>
          <table:table-cell table:formula="of:=[.E15]+[.C15]-[.$B$4]" office:value-type="float" office:value="174">
            <text:p>174</text:p>
          </table:table-cell>
          <table:table-cell table:formula="of:=97+MOD([.F15];[.$B$3])" office:value-type="float" office:value="271">
            <text:p>271</text:p>
          </table:table-cell>
          <table:table-cell table:formula="of:=UNICHAR([.G15])" office:value-type="string" office:string-value="ď">
            <text:p>ď</text:p>
          </table:table-cell>
          <table:table-cell table:formula="of:=MID([.$B$6];[.A15];1)" office:value-type="string" office:string-value="ď">
            <text:p>ď</text:p>
          </table:table-cell>
          <table:table-cell table:formula="of:=UNICODE([.I15])" office:value-type="float" office:value="271">
            <text:p>271</text:p>
          </table:table-cell>
          <table:table-cell table:style-name="ce8" table:formula="of:=-[.E15]+[.J15]-[.$B$4]" office:value-type="float" office:value="63">
            <text:p>63</text:p>
          </table:table-cell>
          <table:table-cell table:formula="of:=97+MOD([.K15];[.$B$3])" office:value-type="float" office:value="160">
            <text:p>160</text:p>
          </table:table-cell>
          <table:table-cell table:formula="of:=UNICHAR([.L15])" office:value-type="string" office:string-value=" ">
            <text:p> </text:p>
          </table:table-cell>
        </table:table-row>
        <table:table-row table:style-name="ro6">
          <table:table-cell office:value-type="float" office:value="6">
            <text:p>6</text:p>
          </table:table-cell>
          <table:table-cell table:formula="of:=MID([.$B$5];[.A16];1)" office:value-type="string" office:string-value="v">
            <text:p>v</text:p>
          </table:table-cell>
          <table:table-cell table:formula="of:=IF(UNICODE([.B16])=32;&quot;160&quot;;UNICODE([.B16]))" office:value-type="float" office:value="118">
            <text:p>118</text:p>
          </table:table-cell>
          <table:table-cell table:formula="of:=MID([.$B$2];[.$A$16];1)" office:value-type="string" office:string-value="u">
            <text:p>u</text:p>
          </table:table-cell>
          <table:table-cell table:formula="of:=UNICODE([.D16])" office:value-type="float" office:value="117">
            <text:p>117</text:p>
          </table:table-cell>
          <table:table-cell table:formula="of:=[.E16]+[.C16]-[.$B$4]" office:value-type="float" office:value="138">
            <text:p>138</text:p>
          </table:table-cell>
          <table:table-cell table:formula="of:=97+MOD([.F16];[.$B$3])" office:value-type="float" office:value="235">
            <text:p>235</text:p>
          </table:table-cell>
          <table:table-cell table:formula="of:=UNICHAR([.G16])" office:value-type="string" office:string-value="ë">
            <text:p>ë</text:p>
          </table:table-cell>
          <table:table-cell table:formula="of:=MID([.$B$6];[.A16];1)" office:value-type="string" office:string-value="ë">
            <text:p>ë</text:p>
          </table:table-cell>
          <table:table-cell table:formula="of:=UNICODE([.I16])" office:value-type="float" office:value="235">
            <text:p>235</text:p>
          </table:table-cell>
          <table:table-cell table:style-name="ce8" table:formula="of:=-[.E16]+[.J16]-[.$B$4]" office:value-type="float" office:value="21">
            <text:p>21</text:p>
          </table:table-cell>
          <table:table-cell table:formula="of:=97+MOD([.K16];[.$B$3])" office:value-type="float" office:value="118">
            <text:p>118</text:p>
          </table:table-cell>
          <table:table-cell table:formula="of:=UNICHAR([.L16])" office:value-type="string" office:string-value="v">
            <text:p>v</text:p>
          </table:table-cell>
        </table:table-row>
        <table:table-row table:style-name="ro6">
          <table:table-cell office:value-type="float" office:value="7">
            <text:p>7</text:p>
          </table:table-cell>
          <table:table-cell table:formula="of:=MID([.$B$5];[.A17];1)" office:value-type="string" office:string-value="a">
            <text:p>a</text:p>
          </table:table-cell>
          <table:table-cell table:formula="of:=IF(UNICODE([.B17])=32;&quot;160&quot;;UNICODE([.B17]))" office:value-type="float" office:value="97">
            <text:p>97</text:p>
          </table:table-cell>
          <table:table-cell table:formula="of:=MID([.$B$2];[.$A$17];1)" office:value-type="string" office:string-value="r">
            <text:p>r</text:p>
          </table:table-cell>
          <table:table-cell table:formula="of:=UNICODE([.D17])" office:value-type="float" office:value="114">
            <text:p>114</text:p>
          </table:table-cell>
          <table:table-cell table:formula="of:=[.E17]+[.C17]-[.$B$4]" office:value-type="float" office:value="114">
            <text:p>114</text:p>
          </table:table-cell>
          <table:table-cell table:formula="of:=97+MOD([.F17];[.$B$3])" office:value-type="float" office:value="211">
            <text:p>211</text:p>
          </table:table-cell>
          <table:table-cell table:formula="of:=UNICHAR([.G17])" office:value-type="string" office:string-value="Ó">
            <text:p>Ó</text:p>
          </table:table-cell>
          <table:table-cell table:formula="of:=MID([.$B$6];[.A17];1)" office:value-type="string" office:string-value="Ó">
            <text:p>Ó</text:p>
          </table:table-cell>
          <table:table-cell table:formula="of:=UNICODE([.I17])" office:value-type="float" office:value="211">
            <text:p>211</text:p>
          </table:table-cell>
          <table:table-cell table:style-name="ce8" table:formula="of:=-[.E17]+[.J17]-[.$B$4]" office:value-type="float" office:value="0">
            <text:p>0</text:p>
          </table:table-cell>
          <table:table-cell table:formula="of:=97+MOD([.K17];[.$B$3])" office:value-type="float" office:value="97">
            <text:p>97</text:p>
          </table:table-cell>
          <table:table-cell table:formula="of:=UNICHAR([.L17])" office:value-type="string" office:string-value="a">
            <text:p>a</text:p>
          </table:table-cell>
        </table:table-row>
        <table:table-row table:style-name="ro6">
          <table:table-cell office:value-type="float" office:value="8">
            <text:p>8</text:p>
          </table:table-cell>
          <table:table-cell table:formula="of:=MID([.$B$5];[.A18];1)" office:value-type="string" office:string-value=" ">
            <text:p><text:s/></text:p>
          </table:table-cell>
          <table:table-cell table:formula="of:=IF(UNICODE([.B18])=32;&quot;160&quot;;UNICODE([.B18]))" office:value-type="string" office:string-value="160">
            <text:p>160</text:p>
          </table:table-cell>
          <table:table-cell table:formula="of:=MID([.$B$2];[.$A$11];1)" office:value-type="string" office:string-value="b">
            <text:p>b</text:p>
          </table:table-cell>
          <table:table-cell table:formula="of:=UNICODE([.D18])" office:value-type="float" office:value="98">
            <text:p>98</text:p>
          </table:table-cell>
          <table:table-cell table:formula="of:=[.E18]+[.C18]-[.$B$4]" office:value-type="float" office:value="161">
            <text:p>161</text:p>
          </table:table-cell>
          <table:table-cell table:formula="of:=97+MOD([.F18];[.$B$3])" office:value-type="float" office:value="258">
            <text:p>258</text:p>
          </table:table-cell>
          <table:table-cell table:formula="of:=UNICHAR([.G18])" office:value-type="string" office:string-value="Ă">
            <text:p>Ă</text:p>
          </table:table-cell>
          <table:table-cell table:formula="of:=MID([.$B$6];[.A18];1)" office:value-type="string" office:string-value="Ă">
            <text:p>Ă</text:p>
          </table:table-cell>
          <table:table-cell table:formula="of:=UNICODE([.I18])" office:value-type="float" office:value="258">
            <text:p>258</text:p>
          </table:table-cell>
          <table:table-cell table:style-name="ce8" table:formula="of:=-[.E18]+[.J18]-[.$B$4]" office:value-type="float" office:value="63">
            <text:p>63</text:p>
          </table:table-cell>
          <table:table-cell table:formula="of:=97+MOD([.K18];[.$B$3])" office:value-type="float" office:value="160">
            <text:p>160</text:p>
          </table:table-cell>
          <table:table-cell table:formula="of:=UNICHAR([.L18])" office:value-type="string" office:string-value=" ">
            <text:p> </text:p>
          </table:table-cell>
        </table:table-row>
        <table:table-row table:style-name="ro6">
          <table:table-cell office:value-type="float" office:value="9">
            <text:p>9</text:p>
          </table:table-cell>
          <table:table-cell table:formula="of:=MID([.$B$5];[.A19];1)" office:value-type="string" office:string-value="à">
            <text:p>à</text:p>
          </table:table-cell>
          <table:table-cell table:formula="of:=IF(UNICODE([.B19])=32;&quot;160&quot;;UNICODE([.B19]))" office:value-type="float" office:value="224">
            <text:p>224</text:p>
          </table:table-cell>
          <table:table-cell table:formula="of:=MID([.$B$2];[.$A$12];1)" office:value-type="string" office:string-value="o">
            <text:p>o</text:p>
          </table:table-cell>
          <table:table-cell table:formula="of:=UNICODE([.D19])" office:value-type="float" office:value="111">
            <text:p>111</text:p>
          </table:table-cell>
          <table:table-cell table:formula="of:=[.E19]+[.C19]-[.$B$4]" office:value-type="float" office:value="238">
            <text:p>238</text:p>
          </table:table-cell>
          <table:table-cell table:formula="of:=97+MOD([.F19];[.$B$3])" office:value-type="float" office:value="335">
            <text:p>335</text:p>
          </table:table-cell>
          <table:table-cell table:formula="of:=UNICHAR([.G19])" office:value-type="string" office:string-value="ŏ">
            <text:p>ŏ</text:p>
          </table:table-cell>
          <table:table-cell table:formula="of:=MID([.$B$6];[.A19];1)" office:value-type="string" office:string-value="ŏ">
            <text:p>ŏ</text:p>
          </table:table-cell>
          <table:table-cell table:formula="of:=UNICODE([.I19])" office:value-type="float" office:value="335">
            <text:p>335</text:p>
          </table:table-cell>
          <table:table-cell table:style-name="ce8" table:formula="of:=-[.E19]+[.J19]-[.$B$4]" office:value-type="float" office:value="127">
            <text:p>127</text:p>
          </table:table-cell>
          <table:table-cell table:formula="of:=97+MOD([.K19];[.$B$3])" office:value-type="float" office:value="224">
            <text:p>224</text:p>
          </table:table-cell>
          <table:table-cell table:formula="of:=UNICHAR([.L19])" office:value-type="string" office:string-value="à">
            <text:p>à</text:p>
          </table:table-cell>
        </table:table-row>
        <table:table-row table:style-name="ro6">
          <table:table-cell office:value-type="float" office:value="10">
            <text:p>10</text:p>
          </table:table-cell>
          <table:table-cell table:formula="of:=MID([.$B$5];[.A20];1)" office:value-type="string" office:string-value=" ">
            <text:p><text:s/></text:p>
          </table:table-cell>
          <table:table-cell table:formula="of:=IF(UNICODE([.B20])=32;&quot;160&quot;;UNICODE([.B20]))" office:value-type="string" office:string-value="160">
            <text:p>160</text:p>
          </table:table-cell>
          <table:table-cell table:formula="of:=MID([.$B$2];[.$A$13];1)" office:value-type="string" office:string-value="n">
            <text:p>n</text:p>
          </table:table-cell>
          <table:table-cell table:formula="of:=UNICODE([.D20])" office:value-type="float" office:value="110">
            <text:p>110</text:p>
          </table:table-cell>
          <table:table-cell table:formula="of:=[.E20]+[.C20]-[.$B$4]" office:value-type="float" office:value="173">
            <text:p>173</text:p>
          </table:table-cell>
          <table:table-cell table:formula="of:=97+MOD([.F20];[.$B$3])" office:value-type="float" office:value="270">
            <text:p>270</text:p>
          </table:table-cell>
          <table:table-cell table:formula="of:=UNICHAR([.G20])" office:value-type="string" office:string-value="Ď">
            <text:p>Ď</text:p>
          </table:table-cell>
          <table:table-cell table:formula="of:=MID([.$B$6];[.A20];1)" office:value-type="string" office:string-value="Ď">
            <text:p>Ď</text:p>
          </table:table-cell>
          <table:table-cell table:formula="of:=UNICODE([.I20])" office:value-type="float" office:value="270">
            <text:p>270</text:p>
          </table:table-cell>
          <table:table-cell table:style-name="ce8" table:formula="of:=-[.E20]+[.J20]-[.$B$4]" office:value-type="float" office:value="63">
            <text:p>63</text:p>
          </table:table-cell>
          <table:table-cell table:formula="of:=97+MOD([.K20];[.$B$3])" office:value-type="float" office:value="160">
            <text:p>160</text:p>
          </table:table-cell>
          <table:table-cell table:formula="of:=UNICHAR([.L20])" office:value-type="string" office:string-value=" ">
            <text:p> </text:p>
          </table:table-cell>
        </table:table-row>
        <table:table-row table:style-name="ro6">
          <table:table-cell office:value-type="float" office:value="11">
            <text:p>11</text:p>
          </table:table-cell>
          <table:table-cell table:formula="of:=MID([.$B$5];[.A21];1)" office:value-type="string" office:string-value="l">
            <text:p>l</text:p>
          </table:table-cell>
          <table:table-cell table:formula="of:=IF(UNICODE([.B21])=32;&quot;160&quot;;UNICODE([.B21]))" office:value-type="float" office:value="108">
            <text:p>108</text:p>
          </table:table-cell>
          <table:table-cell table:formula="of:=MID([.$B$2];[.$A$14];1)" office:value-type="string" office:string-value="j">
            <text:p>j</text:p>
          </table:table-cell>
          <table:table-cell table:formula="of:=UNICODE([.D21])" office:value-type="float" office:value="106">
            <text:p>106</text:p>
          </table:table-cell>
          <table:table-cell table:formula="of:=[.E21]+[.C21]-[.$B$4]" office:value-type="float" office:value="117">
            <text:p>117</text:p>
          </table:table-cell>
          <table:table-cell table:formula="of:=97+MOD([.F21];[.$B$3])" office:value-type="float" office:value="214">
            <text:p>214</text:p>
          </table:table-cell>
          <table:table-cell table:formula="of:=UNICHAR([.G21])" office:value-type="string" office:string-value="Ö">
            <text:p>Ö</text:p>
          </table:table-cell>
          <table:table-cell table:formula="of:=MID([.$B$6];[.A21];1)" office:value-type="string" office:string-value="Ö">
            <text:p>Ö</text:p>
          </table:table-cell>
          <table:table-cell table:formula="of:=UNICODE([.I21])" office:value-type="float" office:value="214">
            <text:p>214</text:p>
          </table:table-cell>
          <table:table-cell table:style-name="ce8" table:formula="of:=-[.E21]+[.J21]-[.$B$4]" office:value-type="float" office:value="11">
            <text:p>11</text:p>
          </table:table-cell>
          <table:table-cell table:formula="of:=97+MOD([.K21];[.$B$3])" office:value-type="float" office:value="108">
            <text:p>108</text:p>
          </table:table-cell>
          <table:table-cell table:formula="of:=UNICHAR([.L21])" office:value-type="string" office:string-value="l">
            <text:p>l</text:p>
          </table:table-cell>
        </table:table-row>
        <table:table-row table:style-name="ro6">
          <table:table-cell office:value-type="float" office:value="12">
            <text:p>12</text:p>
          </table:table-cell>
          <table:table-cell table:formula="of:=MID([.$B$5];[.A22];1)" office:value-type="string" office:string-value="a">
            <text:p>a</text:p>
          </table:table-cell>
          <table:table-cell table:formula="of:=IF(UNICODE([.B22])=32;&quot;160&quot;;UNICODE([.B22]))" office:value-type="float" office:value="97">
            <text:p>97</text:p>
          </table:table-cell>
          <table:table-cell table:formula="of:=MID([.$B$2];[.$A$15];1)" office:value-type="string" office:string-value="o">
            <text:p>o</text:p>
          </table:table-cell>
          <table:table-cell table:formula="of:=UNICODE([.D22])" office:value-type="float" office:value="111">
            <text:p>111</text:p>
          </table:table-cell>
          <table:table-cell table:formula="of:=[.E22]+[.C22]-[.$B$4]" office:value-type="float" office:value="111">
            <text:p>111</text:p>
          </table:table-cell>
          <table:table-cell table:formula="of:=97+MOD([.F22];[.$B$3])" office:value-type="float" office:value="208">
            <text:p>208</text:p>
          </table:table-cell>
          <table:table-cell table:formula="of:=UNICHAR([.G22])" office:value-type="string" office:string-value="Ð">
            <text:p>Ð</text:p>
          </table:table-cell>
          <table:table-cell table:formula="of:=MID([.$B$6];[.A22];1)" office:value-type="string" office:string-value="Ð">
            <text:p>Ð</text:p>
          </table:table-cell>
          <table:table-cell table:formula="of:=UNICODE([.I22])" office:value-type="float" office:value="208">
            <text:p>208</text:p>
          </table:table-cell>
          <table:table-cell table:style-name="ce8" table:formula="of:=-[.E22]+[.J22]-[.$B$4]" office:value-type="float" office:value="0">
            <text:p>0</text:p>
          </table:table-cell>
          <table:table-cell table:formula="of:=97+MOD([.K22];[.$B$3])" office:value-type="float" office:value="97">
            <text:p>97</text:p>
          </table:table-cell>
          <table:table-cell table:formula="of:=UNICHAR([.L22])" office:value-type="string" office:string-value="a">
            <text:p>a</text:p>
          </table:table-cell>
        </table:table-row>
        <table:table-row table:style-name="ro6">
          <table:table-cell office:value-type="float" office:value="13">
            <text:p>13</text:p>
          </table:table-cell>
          <table:table-cell table:formula="of:=MID([.$B$5];[.A23];1)" office:value-type="string" office:string-value=" ">
            <text:p><text:s/></text:p>
          </table:table-cell>
          <table:table-cell table:formula="of:=IF(UNICODE([.B23])=32;&quot;160&quot;;UNICODE([.B23]))" office:value-type="string" office:string-value="160">
            <text:p>160</text:p>
          </table:table-cell>
          <table:table-cell table:formula="of:=MID([.$B$2];[.$A$16];1)" office:value-type="string" office:string-value="u">
            <text:p>u</text:p>
          </table:table-cell>
          <table:table-cell table:formula="of:=UNICODE([.D23])" office:value-type="float" office:value="117">
            <text:p>117</text:p>
          </table:table-cell>
          <table:table-cell table:formula="of:=[.E23]+[.C23]-[.$B$4]" office:value-type="float" office:value="180">
            <text:p>180</text:p>
          </table:table-cell>
          <table:table-cell table:formula="of:=97+MOD([.F23];[.$B$3])" office:value-type="float" office:value="277">
            <text:p>277</text:p>
          </table:table-cell>
          <table:table-cell table:formula="of:=UNICHAR([.G23])" office:value-type="string" office:string-value="ĕ">
            <text:p>ĕ</text:p>
          </table:table-cell>
          <table:table-cell table:formula="of:=MID([.$B$6];[.A23];1)" office:value-type="string" office:string-value="ĕ">
            <text:p>ĕ</text:p>
          </table:table-cell>
          <table:table-cell table:formula="of:=UNICODE([.I23])" office:value-type="float" office:value="277">
            <text:p>277</text:p>
          </table:table-cell>
          <table:table-cell table:style-name="ce8" table:formula="of:=-[.E23]+[.J23]-[.$B$4]" office:value-type="float" office:value="63">
            <text:p>63</text:p>
          </table:table-cell>
          <table:table-cell table:formula="of:=97+MOD([.K23];[.$B$3])" office:value-type="float" office:value="160">
            <text:p>160</text:p>
          </table:table-cell>
          <table:table-cell table:formula="of:=UNICHAR([.L23])" office:value-type="string" office:string-value=" ">
            <text:p> </text:p>
          </table:table-cell>
        </table:table-row>
        <table:table-row table:style-name="ro6">
          <table:table-cell office:value-type="float" office:value="14">
            <text:p>14</text:p>
          </table:table-cell>
          <table:table-cell table:formula="of:=MID([.$B$5];[.A24];1)" office:value-type="string" office:string-value="p">
            <text:p>p</text:p>
          </table:table-cell>
          <table:table-cell table:formula="of:=IF(UNICODE([.B24])=32;&quot;160&quot;;UNICODE([.B24]))" office:value-type="float" office:value="112">
            <text:p>112</text:p>
          </table:table-cell>
          <table:table-cell table:formula="of:=MID([.$B$2];[.$A$17];1)" office:value-type="string" office:string-value="r">
            <text:p>r</text:p>
          </table:table-cell>
          <table:table-cell table:formula="of:=UNICODE([.D24])" office:value-type="float" office:value="114">
            <text:p>114</text:p>
          </table:table-cell>
          <table:table-cell table:formula="of:=[.E24]+[.C24]-[.$B$4]" office:value-type="float" office:value="129">
            <text:p>129</text:p>
          </table:table-cell>
          <table:table-cell table:formula="of:=97+MOD([.F24];[.$B$3])" office:value-type="float" office:value="226">
            <text:p>226</text:p>
          </table:table-cell>
          <table:table-cell table:formula="of:=UNICHAR([.G24])" office:value-type="string" office:string-value="â">
            <text:p>â</text:p>
          </table:table-cell>
          <table:table-cell table:formula="of:=MID([.$B$6];[.A24];1)" office:value-type="string" office:string-value="â">
            <text:p>â</text:p>
          </table:table-cell>
          <table:table-cell table:formula="of:=UNICODE([.I24])" office:value-type="float" office:value="226">
            <text:p>226</text:p>
          </table:table-cell>
          <table:table-cell table:style-name="ce8" table:formula="of:=-[.E24]+[.J24]-[.$B$4]" office:value-type="float" office:value="15">
            <text:p>15</text:p>
          </table:table-cell>
          <table:table-cell table:formula="of:=97+MOD([.K24];[.$B$3])" office:value-type="float" office:value="112">
            <text:p>112</text:p>
          </table:table-cell>
          <table:table-cell table:formula="of:=UNICHAR([.L24])" office:value-type="string" office:string-value="p">
            <text:p>p</text:p>
          </table:table-cell>
        </table:table-row>
        <table:table-row table:style-name="ro6">
          <table:table-cell office:value-type="float" office:value="15">
            <text:p>15</text:p>
          </table:table-cell>
          <table:table-cell table:formula="of:=MID([.$B$5];[.A25];1)" office:value-type="string" office:string-value="è">
            <text:p>è</text:p>
          </table:table-cell>
          <table:table-cell table:formula="of:=IF(UNICODE([.B25])=32;&quot;160&quot;;UNICODE([.B25]))" office:value-type="float" office:value="232">
            <text:p>232</text:p>
          </table:table-cell>
          <table:table-cell table:formula="of:=MID([.$B$2];[.$A$11];1)" office:value-type="string" office:string-value="b">
            <text:p>b</text:p>
          </table:table-cell>
          <table:table-cell table:formula="of:=UNICODE([.D25])" office:value-type="float" office:value="98">
            <text:p>98</text:p>
          </table:table-cell>
          <table:table-cell table:formula="of:=[.E25]+[.C25]-[.$B$4]" office:value-type="float" office:value="233">
            <text:p>233</text:p>
          </table:table-cell>
          <table:table-cell table:formula="of:=97+MOD([.F25];[.$B$3])" office:value-type="float" office:value="330">
            <text:p>330</text:p>
          </table:table-cell>
          <table:table-cell table:formula="of:=UNICHAR([.G25])" office:value-type="string" office:string-value="Ŋ">
            <text:p>Ŋ</text:p>
          </table:table-cell>
          <table:table-cell table:formula="of:=MID([.$B$6];[.A25];1)" office:value-type="string" office:string-value="Ŋ">
            <text:p>Ŋ</text:p>
          </table:table-cell>
          <table:table-cell table:formula="of:=UNICODE([.I25])" office:value-type="float" office:value="330">
            <text:p>330</text:p>
          </table:table-cell>
          <table:table-cell table:style-name="ce8" table:formula="of:=-[.E25]+[.J25]-[.$B$4]" office:value-type="float" office:value="135">
            <text:p>135</text:p>
          </table:table-cell>
          <table:table-cell table:formula="of:=97+MOD([.K25];[.$B$3])" office:value-type="float" office:value="232">
            <text:p>232</text:p>
          </table:table-cell>
          <table:table-cell table:formula="of:=UNICHAR([.L25])" office:value-type="string" office:string-value="è">
            <text:p>è</text:p>
          </table:table-cell>
        </table:table-row>
        <table:table-row table:style-name="ro6">
          <table:table-cell office:value-type="float" office:value="16">
            <text:p>16</text:p>
          </table:table-cell>
          <table:table-cell table:formula="of:=MID([.$B$5];[.A26];1)" office:value-type="string" office:string-value="c">
            <text:p>c</text:p>
          </table:table-cell>
          <table:table-cell table:formula="of:=IF(UNICODE([.B26])=32;&quot;160&quot;;UNICODE([.B26]))" office:value-type="float" office:value="99">
            <text:p>99</text:p>
          </table:table-cell>
          <table:table-cell table:formula="of:=MID([.$B$2];[.$A$12];1)" office:value-type="string" office:string-value="o">
            <text:p>o</text:p>
          </table:table-cell>
          <table:table-cell table:formula="of:=UNICODE([.D26])" office:value-type="float" office:value="111">
            <text:p>111</text:p>
          </table:table-cell>
          <table:table-cell table:formula="of:=[.E26]+[.C26]-[.$B$4]" office:value-type="float" office:value="113">
            <text:p>113</text:p>
          </table:table-cell>
          <table:table-cell table:formula="of:=97+MOD([.F26];[.$B$3])" office:value-type="float" office:value="210">
            <text:p>210</text:p>
          </table:table-cell>
          <table:table-cell table:formula="of:=UNICHAR([.G26])" office:value-type="string" office:string-value="Ò">
            <text:p>Ò</text:p>
          </table:table-cell>
          <table:table-cell table:formula="of:=MID([.$B$6];[.A26];1)" office:value-type="string" office:string-value="Ò">
            <text:p>Ò</text:p>
          </table:table-cell>
          <table:table-cell table:formula="of:=UNICODE([.I26])" office:value-type="float" office:value="210">
            <text:p>210</text:p>
          </table:table-cell>
          <table:table-cell table:style-name="ce8" table:formula="of:=-[.E26]+[.J26]-[.$B$4]" office:value-type="float" office:value="2">
            <text:p>2</text:p>
          </table:table-cell>
          <table:table-cell table:formula="of:=97+MOD([.K26];[.$B$3])" office:value-type="float" office:value="99">
            <text:p>99</text:p>
          </table:table-cell>
          <table:table-cell table:formula="of:=UNICHAR([.L26])" office:value-type="string" office:string-value="c">
            <text:p>c</text:p>
          </table:table-cell>
        </table:table-row>
        <table:table-row table:style-name="ro6">
          <table:table-cell office:value-type="float" office:value="17">
            <text:p>17</text:p>
          </table:table-cell>
          <table:table-cell table:formula="of:=MID([.$B$5];[.A27];1)" office:value-type="string" office:string-value="h">
            <text:p>h</text:p>
          </table:table-cell>
          <table:table-cell table:formula="of:=IF(UNICODE([.B27])=32;&quot;160&quot;;UNICODE([.B27]))" office:value-type="float" office:value="104">
            <text:p>104</text:p>
          </table:table-cell>
          <table:table-cell table:formula="of:=MID([.$B$2];[.$A$13];1)" office:value-type="string" office:string-value="n">
            <text:p>n</text:p>
          </table:table-cell>
          <table:table-cell table:formula="of:=UNICODE([.D27])" office:value-type="float" office:value="110">
            <text:p>110</text:p>
          </table:table-cell>
          <table:table-cell table:formula="of:=[.E27]+[.C27]-[.$B$4]" office:value-type="float" office:value="117">
            <text:p>117</text:p>
          </table:table-cell>
          <table:table-cell table:formula="of:=97+MOD([.F27];[.$B$3])" office:value-type="float" office:value="214">
            <text:p>214</text:p>
          </table:table-cell>
          <table:table-cell table:formula="of:=UNICHAR([.G27])" office:value-type="string" office:string-value="Ö">
            <text:p>Ö</text:p>
          </table:table-cell>
          <table:table-cell table:formula="of:=MID([.$B$6];[.A27];1)" office:value-type="string" office:string-value="Ö">
            <text:p>Ö</text:p>
          </table:table-cell>
          <table:table-cell table:formula="of:=UNICODE([.I27])" office:value-type="float" office:value="214">
            <text:p>214</text:p>
          </table:table-cell>
          <table:table-cell table:style-name="ce8" table:formula="of:=-[.E27]+[.J27]-[.$B$4]" office:value-type="float" office:value="7">
            <text:p>7</text:p>
          </table:table-cell>
          <table:table-cell table:formula="of:=97+MOD([.K27];[.$B$3])" office:value-type="float" office:value="104">
            <text:p>104</text:p>
          </table:table-cell>
          <table:table-cell table:formula="of:=UNICHAR([.L27])" office:value-type="string" office:string-value="h">
            <text:p>h</text:p>
          </table:table-cell>
        </table:table-row>
        <table:table-row table:style-name="ro6">
          <table:table-cell office:value-type="float" office:value="18">
            <text:p>18</text:p>
          </table:table-cell>
          <table:table-cell table:formula="of:=MID([.$B$5];[.A28];1)" office:value-type="string" office:string-value="e">
            <text:p>e</text:p>
          </table:table-cell>
          <table:table-cell table:formula="of:=IF(UNICODE([.B28])=32;&quot;160&quot;;UNICODE([.B28]))" office:value-type="float" office:value="101">
            <text:p>101</text:p>
          </table:table-cell>
          <table:table-cell table:formula="of:=MID([.$B$2];[.$A$14];1)" office:value-type="string" office:string-value="j">
            <text:p>j</text:p>
          </table:table-cell>
          <table:table-cell table:formula="of:=UNICODE([.D28])" office:value-type="float" office:value="106">
            <text:p>106</text:p>
          </table:table-cell>
          <table:table-cell table:formula="of:=[.E28]+[.C28]-[.$B$4]" office:value-type="float" office:value="110">
            <text:p>110</text:p>
          </table:table-cell>
          <table:table-cell table:formula="of:=97+MOD([.F28];[.$B$3])" office:value-type="float" office:value="207">
            <text:p>207</text:p>
          </table:table-cell>
          <table:table-cell table:formula="of:=UNICHAR([.G28])" office:value-type="string" office:string-value="Ï">
            <text:p>Ï</text:p>
          </table:table-cell>
          <table:table-cell table:formula="of:=MID([.$B$6];[.A28];1)" office:value-type="string" office:string-value="Ï">
            <text:p>Ï</text:p>
          </table:table-cell>
          <table:table-cell table:formula="of:=UNICODE([.I28])" office:value-type="float" office:value="207">
            <text:p>207</text:p>
          </table:table-cell>
          <table:table-cell table:style-name="ce8" table:formula="of:=-[.E28]+[.J28]-[.$B$4]" office:value-type="float" office:value="4">
            <text:p>4</text:p>
          </table:table-cell>
          <table:table-cell table:formula="of:=97+MOD([.K28];[.$B$3])" office:value-type="float" office:value="101">
            <text:p>101</text:p>
          </table:table-cell>
          <table:table-cell table:formula="of:=UNICHAR([.L28])" office:value-type="string" office:string-value="e">
            <text:p>e</text:p>
          </table:table-cell>
        </table:table-row>
        <table:table-row table:style-name="ro6">
          <table:table-cell office:value-type="float" office:value="19">
            <text:p>19</text:p>
          </table:table-cell>
          <table:table-cell table:formula="of:=MID([.$B$5];[.A29];1)" office:value-type="string" office:string-value=".">
            <text:p>.</text:p>
          </table:table-cell>
          <table:table-cell table:formula="of:=IF(UNICODE([.B29])=32;&quot;160&quot;;UNICODE([.B29]))" office:value-type="float" office:value="46">
            <text:p>46</text:p>
          </table:table-cell>
          <table:table-cell table:formula="of:=MID([.$B$2];[.$A$15];1)" office:value-type="string" office:string-value="o">
            <text:p>o</text:p>
          </table:table-cell>
          <table:table-cell table:formula="of:=UNICODE([.D29])" office:value-type="float" office:value="111">
            <text:p>111</text:p>
          </table:table-cell>
          <table:table-cell table:formula="of:=[.E29]+[.C29]-[.$B$4]" office:value-type="float" office:value="60">
            <text:p>60</text:p>
          </table:table-cell>
          <table:table-cell table:formula="of:=97+MOD([.F29];[.$B$3])" office:value-type="float" office:value="157">
            <text:p>157</text:p>
          </table:table-cell>
          <table:table-cell table:formula="of:=UNICHAR([.G29])" office:value-type="string" office:string-value="">
            <text:p></text:p>
          </table:table-cell>
          <table:table-cell table:formula="of:=MID([.$B$6];[.A29];1)" office:value-type="string" office:string-value="">
            <text:p></text:p>
          </table:table-cell>
          <table:table-cell table:formula="of:=UNICODE([.I29])" office:value-type="float" office:value="157">
            <text:p>157</text:p>
          </table:table-cell>
          <table:table-cell table:style-name="ce8" table:formula="of:=-[.E29]+[.J29]-[.$B$4]" office:value-type="float" office:value="-51">
            <text:p>-51</text:p>
          </table:table-cell>
          <table:table-cell table:formula="of:=97+MOD([.K29];[.$B$3])" office:value-type="float" office:value="302">
            <text:p>302</text:p>
          </table:table-cell>
          <table:table-cell table:formula="of:=UNICHAR([.L29])" office:value-type="string" office:string-value="Į">
            <text:p>Į</text:p>
          </table:table-cell>
        </table:table-row>
        <table:table-row table:style-name="ro6">
          <table:table-cell office:value-type="float" office:value="20">
            <text:p>20</text:p>
          </table:table-cell>
          <table:table-cell table:formula="of:=MID([.$B$5];[.A30];1)" office:value-type="string" office:string-value=" ">
            <text:p><text:s/></text:p>
          </table:table-cell>
          <table:table-cell table:formula="of:=IF(UNICODE([.B30])=32;&quot;160&quot;;UNICODE([.B30]))" office:value-type="string" office:string-value="160">
            <text:p>160</text:p>
          </table:table-cell>
          <table:table-cell table:formula="of:=MID([.$B$2];[.$A$16];1)" office:value-type="string" office:string-value="u">
            <text:p>u</text:p>
          </table:table-cell>
          <table:table-cell table:formula="of:=UNICODE([.D30])" office:value-type="float" office:value="117">
            <text:p>117</text:p>
          </table:table-cell>
          <table:table-cell table:formula="of:=[.E30]+[.C30]-[.$B$4]" office:value-type="float" office:value="180">
            <text:p>180</text:p>
          </table:table-cell>
          <table:table-cell table:formula="of:=97+MOD([.F30];[.$B$3])" office:value-type="float" office:value="277">
            <text:p>277</text:p>
          </table:table-cell>
          <table:table-cell table:formula="of:=UNICHAR([.G30])" office:value-type="string" office:string-value="ĕ">
            <text:p>ĕ</text:p>
          </table:table-cell>
          <table:table-cell table:formula="of:=MID([.$B$6];[.A30];1)" office:value-type="string" office:string-value="ĕ">
            <text:p>ĕ</text:p>
          </table:table-cell>
          <table:table-cell table:formula="of:=UNICODE([.I30])" office:value-type="float" office:value="277">
            <text:p>277</text:p>
          </table:table-cell>
          <table:table-cell table:style-name="ce8" table:formula="of:=-[.E30]+[.J30]-[.$B$4]" office:value-type="float" office:value="63">
            <text:p>63</text:p>
          </table:table-cell>
          <table:table-cell table:formula="of:=97+MOD([.K30];[.$B$3])" office:value-type="float" office:value="160">
            <text:p>160</text:p>
          </table:table-cell>
          <table:table-cell table:formula="of:=UNICHAR([.L30])" office:value-type="string" office:string-value=" ">
            <text:p> </text:p>
          </table:table-cell>
        </table:table-row>
        <table:table-row table:style-name="ro6" table:number-rows-repeated="1048545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Feuille2" table:style-name="ta1">
        <table:table-column table:style-name="co4" table:default-cell-style-name="Default"/>
        <table:table-row table:style-name="ro5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2T14:54:27</meta:creation-date>
    <dc:date>2014-02-23T12:38:17</dc:date>
    <meta:editing-duration>PT1H29M34S</meta:editing-duration>
    <meta:editing-cycles>4</meta:editing-cycles>
    <meta:generator>LibreOffice/3.5$Linux_X86_64 LibreOffice_project/350m1$Build-2</meta:generator>
    <meta:document-statistic meta:table-count="3" meta:cell-count="309" meta:object-count="0"/>
  </office:meta>
</office:document-meta>
</file>